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.41mm" svg:y="28.69mm">
            <loext:p draw:notify-on-update-of-ranges="Sheet1.B1:Sheet1.K1 Sheet1.A2:Sheet1.A2 Sheet1.B2:Sheet1.K2 Sheet1.A3:Sheet1.A3 Sheet1.B3:Sheet1.K3 Sheet1.A4:Sheet1.A4 Sheet1.B4:Sheet1.K4 Sheet1.A5:Sheet1.A5 Sheet1.B5:Sheet1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2.89mm" svg:height="199.91mm" svg:x="5.11mm" svg:y="275.45mm">
            <loext:p draw:notify-on-update-of-ranges="Sheet1.A30:Sheet1.B59 Sheet1.C29:Sheet1.C29 Sheet1.C30:Sheet1.C59 Sheet1.D29:Sheet1.D29 Sheet1.D30:Sheet1.D59 Sheet1.E29:Sheet1.E29 Sheet1.E30:Sheet1.E59 Sheet1.F29:Sheet1.F29 Sheet1.F30:Sheet1.F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Alignak</text:p>
          </table:table-cell>
          <table:table-cell office:value-type="string" calcext:value-type="string">
            <text:p>Icinga2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Nagios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B30:.F30])" office:value-type="float" office:value="8" calcext:value-type="float">
            <text:p>8</text:p>
          </table:table-cell>
          <table:table-cell table:formula="of:=SUM([.G30:.G32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1:.F31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32:.F32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Zabbix</text:p>
          </table:table-cell>
          <table:table-cell office:value-type="string" calcext:value-type="string">
            <text:p>Impératif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33:.F33])" office:value-type="float" office:value="8" calcext:value-type="float">
            <text:p>8</text:p>
          </table:table-cell>
          <table:table-cell table:formula="of:=SUM([.G33:.G35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34:.F34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35:.F35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PandoraFMS</text:p>
          </table:table-cell>
          <table:table-cell office:value-type="string" calcext:value-type="string">
            <text:p>Impérati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36:.F36])" office:value-type="float" office:value="8" calcext:value-type="float">
            <text:p>8</text:p>
          </table:table-cell>
          <table:table-cell table:formula="of:=SUM([.G36:.G38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37:.F37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38:.F38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Centreon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9:.F39])" office:value-type="float" office:value="8" calcext:value-type="float">
            <text:p>8</text:p>
          </table:table-cell>
          <table:table-cell table:formula="of:=SUM([.G39:.G41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0:.F40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41:.F41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B42:.F42])" office:value-type="float" office:value="8" calcext:value-type="float">
            <text:p>8</text:p>
          </table:table-cell>
          <table:table-cell table:formula="of:=SUM([.G42:.G44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43:.F43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4:.F44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B45:.F45])" office:value-type="float" office:value="8" calcext:value-type="float">
            <text:p>8</text:p>
          </table:table-cell>
          <table:table-cell table:formula="of:=SUM([.G45:.G47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6:.F46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47:.F47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8:.F48])" office:value-type="float" office:value="8" calcext:value-type="float">
            <text:p>8</text:p>
          </table:table-cell>
          <table:table-cell table:formula="of:=SUM([.G48:.G50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9:.F49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0:.F50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Spiceworks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1:.F51])" office:value-type="float" office:value="8" calcext:value-type="float">
            <text:p>8</text:p>
          </table:table-cell>
          <table:table-cell table:formula="of:=SUM([.G51:.G53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52:.F52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53:.F53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B54:.F54])" office:value-type="float" office:value="8" calcext:value-type="float">
            <text:p>8</text:p>
          </table:table-cell>
          <table:table-cell table:formula="of:=SUM([.G54:.G56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5:.F55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56:.F56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7:.F57])" office:value-type="float" office:value="8" calcext:value-type="float">
            <text:p>8</text:p>
          </table:table-cell>
          <table:table-cell table:formula="of:=SUM([.G57:.G59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58:.F58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59:.F59])" office:value-type="float" office:value="10" calcext:value-type="float">
            <text:p>10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53:28.958234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6-07T14:54:07.910165656</dc:date>
    <meta:editing-duration>PT2H19M33S</meta:editing-duration>
    <meta:editing-cycles>8</meta:editing-cycles>
    <meta:generator>LibreOffice/5.1.6.2$Linux_X86_64 LibreOffice_project/10m0$Build-2</meta:generator>
    <meta:document-statistic meta:table-count="1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Solutions en fonction des critères</text:p>
        </chart:title>
        <chart:legend chart:legend-position="end" svg:x="13.631cm" svg:y="3.454cm" style:legend-expansion="high" chart:style-name="ch3"/>
        <chart:plot-area chart:style-name="ch4" table:cell-range-address="Sheet1.A1:Sheet1.K5" chart:data-source-has-labels="both" svg:x="0.32cm" svg:y="1.275cm" svg:width="12.991cm" svg:height="7.545cm">
          <chartooo:coordinate-region svg:x="0.941cm" svg:y="1.275cm" svg:width="12.37cm" svg:height="5.394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K2" chart:label-cell-address="Sheet1.A2:Sheet1.A2" chart:class="chart:bar">
            <chart:data-point chart:repeated="7"/>
            <chart:data-point chart:style-name="ch9" chart:repeated="2"/>
            <chart:data-point/>
          </chart:series>
          <chart:series chart:style-name="ch10" chart:values-cell-range-address="Sheet1.B3:Sheet1.K3" chart:label-cell-address="Sheet1.A3:Sheet1.A3" chart:class="chart:bar">
            <chart:data-point chart:repeated="10"/>
          </chart:series>
          <chart:series chart:style-name="ch11" chart:values-cell-range-address="Sheet1.B4:Sheet1.K4" chart:label-cell-address="Sheet1.A4:Sheet1.A4" chart:class="chart:bar">
            <chart:data-point chart:repeated="5"/>
            <chart:data-point chart:style-name="ch9"/>
            <chart:data-point chart:repeated="4"/>
          </chart:series>
          <chart:series chart:style-name="ch12" chart:values-cell-range-address="Sheet1.B5:Sheet1.K5" chart:label-cell-address="Sheet1.A5:Sheet1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K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Naemon</text:p>
              </table:table-cell>
              <table:table-cell office:value-type="string">
                <text:p>Sensu</text:p>
              </table:table-cell>
              <table:table-cell office:value-type="string">
                <text:p>Check_mk</text:p>
              </table:table-cell>
              <table:table-cell office:value-type="string">
                <text:p>Spiceworks</text:p>
              </table:table-cell>
              <table:table-cell office:value-type="string">
                <text:p>Alignak</text:p>
              </table:table-cell>
              <table:table-cell office:value-type="string">
                <text:p>Icinga2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29cm" svg:height="19.992cm" xlink:href=".." xlink:type="simple" chart:class="chart:bar" chart:style-name="ch1">
        <chart:title svg:x="11.754cm" svg:y="0.535cm" chart:style-name="ch2">
          <text:p>Solutions en fonction des critères</text:p>
        </chart:title>
        <chart:subtitle svg:x="11.172cm" svg:y="1.713cm" chart:style-name="ch3">
          <text:p>Critères classées en catégories d'importance</text:p>
        </chart:subtitle>
        <chart:legend chart:legend-position="end" svg:x="27.921cm" svg:y="8.95cm" style:legend-expansion="high" chart:style-name="ch4"/>
        <chart:plot-area chart:style-name="ch5" table:cell-range-address="Sheet1.A29:Sheet1.F59" chart:data-source-has-labels="both" svg:x="0.605cm" svg:y="2.795cm" svg:width="26.711cm" svg:height="16.798cm">
          <chartooo:coordinate-region svg:x="1.226cm" svg:y="2.795cm" svg:width="26.09cm" svg:height="12.537cm"/>
          <chart:axis chart:dimension="x" chart:name="primary-x" chart:style-name="ch6" chartooo:axis-type="auto">
            <chartooo:date-scale/>
            <chart:categories table:cell-range-address="Sheet1.A30:Sheet1.B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0:Sheet1.C59" chart:label-cell-address="Sheet1.C29:Sheet1.C29" chart:class="chart:bar">
            <chart:data-point chart:repeated="30"/>
          </chart:series>
          <chart:series chart:style-name="ch10" chart:values-cell-range-address="Sheet1.D30:Sheet1.D59" chart:label-cell-address="Sheet1.D29:Sheet1.D29" chart:class="chart:bar">
            <chart:data-point chart:repeated="30"/>
          </chart:series>
          <chart:series chart:style-name="ch11" chart:values-cell-range-address="Sheet1.E30:Sheet1.E59" chart:label-cell-address="Sheet1.E29:Sheet1.E29" chart:class="chart:bar">
            <chart:data-point chart:repeated="30"/>
          </chart:series>
          <chart:series chart:style-name="ch12" chart:values-cell-range-address="Sheet1.F30:Sheet1.F59" chart:label-cell-address="Sheet1.F29:Sheet1.F29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  <table:table-cell office:value-type="string">
                <text:p>?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 Impératif</text:p>
                <text:list>
                  <text:list-item>
                    <text:p>Nagios</text:p>
                  </text:list-item>
                  <text:list-item>
                    <text:p>Impératif</text:p>
                  </text:list-item>
                </text:list>
                <draw:g>
                  <svg:desc>Sheet1.A30:Sheet1.B59</svg:desc>
                </draw:g>
              </table:table-cell>
              <table:table-cell office:value-type="float" office:value="4">
                <text:p>4</text:p>
                <draw:g>
                  <svg:desc>Sheet1.C30:Sheet1.C59</svg:desc>
                </draw:g>
              </table:table-cell>
              <table:table-cell office:value-type="float" office:value="4">
                <text:p>4</text:p>
                <draw:g>
                  <svg:desc>Sheet1.D30:Sheet1.D59</svg:desc>
                </draw:g>
              </table:table-cell>
              <table:table-cell office:value-type="float" office:value="NaN">
                <text:p>NaN</text:p>
                <draw:g>
                  <svg:desc>Sheet1.E30:Sheet1.E59</svg:desc>
                </draw:g>
              </table:table-cell>
              <table:table-cell office:value-type="float" office:value="NaN">
                <text:p>NaN</text:p>
                <draw:g>
                  <svg:desc>Sheet1.F30:Sheet1.F59</svg:desc>
                </draw:g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gio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>Zabbix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>PandoraFM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>Centre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Impératif</text:p>
                <text:list>
                  <text:list-item>
                    <text:p>Naem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Impératif</text:p>
                <text:list>
                  <text:list-item>
                    <text:p>Sensu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Impératif</text:p>
                <text:list>
                  <text:list-item>
                    <text:p>Check_m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>Spicework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Impératif</text:p>
                <text:list>
                  <text:list-item>
                    <text:p>Aligna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cinga2 Impératif</text:p>
                <text:list>
                  <text:list-item>
                    <text:p>Icinga2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